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>
      <style:paragraph-properties fo:break-before="page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ésiel</text:p>
      <text:p text:style-name="Standard"/>
      <text:p text:style-name="Standard">Hp<text:tab/>10</text:p>
      <text:p text:style-name="Standard">Mana<text:tab/>8<text:tab/><text:tab/>Inné/Primal : Pou/Vol</text:p>
      <text:p text:style-name="Standard"/>
      <text:p text:style-name="Standard">For<text:tab/>5<text:tab/>d6<text:tab/><text:tab/>Eva<text:tab/>4</text:p>
      <text:p text:style-name="Standard">Agi<text:tab/>3<text:tab/>d4<text:tab/><text:tab/>Par<text:tab/>4</text:p>
      <text:p text:style-name="Standard">Con<text:tab/>5<text:tab/>d6<text:tab/><text:tab/>Rob<text:tab/>7</text:p>
      <text:p text:style-name="Standard">Dex<text:tab/>2<text:tab/>d2<text:tab/><text:tab/>Men<text:tab/>6</text:p>
      <text:p text:style-name="Standard">Vig<text:tab/>2<text:tab/>d2<text:tab/><text:tab/>Foc<text:tab/>2</text:p>
      <text:p text:style-name="Standard">Vol<text:tab/>4<text:tab/>d6<text:tab/><text:tab/>S-F<text:tab/>5</text:p>
      <text:p text:style-name="Standard">Sav<text:tab/>2<text:tab/>d2<text:tab/><text:tab/>Int<text:tab/>3</text:p>
      <text:p text:style-name="Standard">Cha<text:tab/>2<text:tab/>d2<text:tab/><text:tab/>Ref<text:tab/>2</text:p>
      <text:p text:style-name="Standard">Pou<text:tab/>4<text:tab/>d6</text:p>
      <text:p text:style-name="Standard">Spi<text:tab/>1<text:tab/>1</text:p>
      <text:p text:style-name="Standard"/>
      <text:p text:style-name="Standard">- Stuff</text:p>
      <text:p text:style-name="Standard">Kit parfaitement adapté à la température</text:p>
      <text:p text:style-name="Standard">Armure légère ignifugée</text:p>
      <text:p text:style-name="Standard">???</text:p>
      <text:p text:style-name="Standard">Sacoche de feuilles de lorien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510681223023721332" text:style-name="L1">
        <text:list-item>
          <text:p text:style-name="P1">Général</text:p>
          <text:list>
            <text:list-item>
              <text:p text:style-name="P1">Traits de sa race</text:p>
              <text:list>
                <text:list-item>
                  <text:p text:style-name="P1">Traits humain</text:p>
                </text:list-item>
                <text:list-item>
                  <text:p text:style-name="P1">Faiblesse eau/gel</text:p>
                </text:list-item>
                <text:list-item>
                  <text:p text:style-name="P1">Brulant</text:p>
                  <text:list>
                    <text:list-item>
                      <text:p text:style-name="P1">Enflammé</text:p>
                    </text:list-item>
                  </text:list>
                </text:list-item>
                <text:list-item>
                  <text:p text:style-name="P1">Crocs</text:p>
                </text:list-item>
              </text:list>
            </text:list-item>
            <text:list-item>
              <text:p text:style-name="P1">Roulage</text:p>
            </text:list-item>
            <text:list-item>
              <text:p text:style-name="P1">Bond</text:p>
            </text:list-item>
            <text:list-item>
              <text:p text:style-name="P1">Pouvoir implacable</text:p>
            </text:list-item>
          </text:list>
        </text:list-item>
      </text:list>
      <text:p text:style-name="Standard"/>
      <text:list xml:id="list1270069295" text:continue-numbering="true" text:style-name="L1">
        <text:list-item>
          <text:p text:style-name="P1">Elémentaliste</text:p>
          <text:list>
            <text:list-item>
              <text:p text:style-name="P1">Maitrise : Fiya (Gratuit)</text:p>
              <text:list>
                <text:list-item>
                  <text:p text:style-name="P1">+1 (Gratuit)</text:p>
                </text:list-item>
              </text:list>
            </text:list-item>
            <text:list-item>
              <text:p text:style-name="P1">Poing de feu</text:p>
              <text:list>
                <text:list-item>
                  <text:p text:style-name="P1">Points explosifs</text:p>
                </text:list-item>
              </text:list>
            </text:list-item>
          </text:list>
        </text:list-item>
      </text:list>
      <text:p text:style-name="Standard"/>
      <text:list xml:id="list1831729946" text:continue-numbering="true" text:style-name="L1">
        <text:list-item>
          <text:p text:style-name="P1">Pugilat</text:p>
          <text:list>
            <text:list-item>
              <text:p text:style-name="P1">Maitrise : Combat à main nue</text:p>
              <text:list>
                <text:list-item>
                  <text:p text:style-name="P1">Arme improvisé</text:p>
                </text:list-item>
              </text:list>
            </text:list-item>
          </text:list>
        </text:list-item>
      </text:list>
      <text:p text:style-name="P3">Enazio de Venfleury</text:p>
      <text:p text:style-name="Standard"/>
      <text:p text:style-name="Standard">Hp<text:tab/>7<text:tab/><text:tab/></text:p>
      <text:p text:style-name="Standard"/>
      <text:p text:style-name="Standard">For<text:tab/>3<text:tab/>d4<text:tab/><text:tab/>Eva<text:tab/>4</text:p>
      <text:p text:style-name="Standard">Agi<text:tab/>4<text:tab/>d6<text:tab/><text:tab/>Par<text:tab/>4</text:p>
      <text:p text:style-name="Standard">Con<text:tab/>3<text:tab/>d4<text:tab/><text:tab/>Rob<text:tab/>7</text:p>
      <text:p text:style-name="Standard">Dex<text:tab/>5<text:tab/>d6<text:tab/><text:tab/>Men<text:tab/>6</text:p>
      <text:p text:style-name="Standard">Vig<text:tab/>3<text:tab/>d4<text:tab/><text:tab/>Foc<text:tab/>2</text:p>
      <text:p text:style-name="Standard">Vol<text:tab/>3<text:tab/>d4<text:tab/><text:tab/>S-F<text:tab/>5</text:p>
      <text:p text:style-name="Standard">Sav<text:tab/>3<text:tab/>d4<text:tab/><text:tab/>Int<text:tab/>3</text:p>
      <text:p text:style-name="Standard">Cha<text:tab/>4<text:tab/>d6<text:tab/><text:tab/>Ref<text:tab/>2</text:p>
      <text:p text:style-name="Standard">Pou<text:tab/>1<text:tab/>1</text:p>
      <text:p text:style-name="Standard">Spi<text:tab/>1<text:tab/>1</text:p>
      <text:p text:style-name="Standard"/>
      <text:p text:style-name="Standard">- Stuff :</text:p>
      <text:p text:style-name="Standard">Saquar, la lame brûlante</text:p>
      <text:p text:style-name="Standard">Kit</text:p>
      <text:p text:style-name="Standard">Grappin Longxu</text:p>
      <text:p text:style-name="Standard">Lettre au général Aghani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640386260570272102" text:style-name="L3">
        <text:list-item>
          <text:p text:style-name="P2">Général</text:p>
          <text:list>
            <text:list-item>
              <text:p text:style-name="P2">Race humaine</text:p>
              <text:list>
                <text:list-item>
                  <text:p text:style-name="P2">…</text:p>
                </text:list-item>
              </text:list>
            </text:list-item>
            <text:list-item>
              <text:p text:style-name="P2">Poésie</text:p>
            </text:list-item>
          </text:list>
        </text:list-item>
      </text:list>
      <text:p text:style-name="Standard"/>
      <text:list xml:id="list1324179091" text:continue-numbering="true" text:style-name="L3">
        <text:list-item>
          <text:p text:style-name="P2">Armes légère</text:p>
          <text:list>
            <text:list-item>
              <text:p text:style-name="P2">Maitrise : épée</text:p>
              <text:list>
                <text:list-item>
                  <text:p text:style-name="P2">+1</text:p>
                </text:list-item>
              </text:list>
            </text:list-item>
            <text:list-item>
              <text:p text:style-name="P2">Riposte</text:p>
            </text:list-item>
            <text:list-item>
              <text:p text:style-name="P2">Interception (se jeter pour intercepter un coup porté à autrui)</text:p>
              <text:list>
                <text:list-header>
                  <text:p text:style-name="P2"/>
                </text:list-header>
              </text:list>
            </text:list-item>
          </text:list>
        </text:list-item>
        <text:list-item>
          <text:p text:style-name="P2">Acrobate</text:p>
          <text:list>
            <text:list-item>
              <text:p text:style-name="P2">Equilibre (pas de malus pour se battre en situation d'équilibre précaire)</text:p>
            </text:list-item>
            <text:list-item>
              <text:p text:style-name="P2">Acrobatie (pas de malus pour les attaques acrobatiques)</text:p>
            </text:list-item>
            <text:list-item>
              <text:p text:style-name="P2">Gymnas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kachaire Sakaviande</meta:initial-creator>
    <meta:creation-date>2023-10-09T22:23:08</meta:creation-date>
    <dc:date>2023-10-10T23:49:28</dc:date>
    <dc:creator>Sakachaire Sakaviande</dc:creator>
    <meta:editing-duration>PT12M49S</meta:editing-duration>
    <meta:editing-cycles>2</meta:editing-cycles>
    <meta:generator>OpenOffice/4.1.13$Unix OpenOffice.org_project/4113m1$Build-9810</meta:generator>
    <meta:document-statistic meta:table-count="0" meta:image-count="0" meta:object-count="0" meta:page-count="2" meta:paragraph-count="66" meta:word-count="247" meta:character-count="1043"/>
  </office:meta>
</office:document-meta>
</file>